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29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6.67cm" svg:height="2.54cm" svg:x="0.635cm" svg:y="17.445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istory of Open Source<text:line-break/></text:p>
              </text:list-item>
              <text:list-item>
                <text:p>How Open Source Works</text:p>
                <text:p/>
              </text:list-item>
              <text:list-item>
                <text:p>Open Source Software Development Cycle<text:line-break/></text:p>
              </text:list-item>
              <text:list-item>
                <text:p>Licensing, Trademarks and Software Ownership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source principles have been around</text:p>
                <text:list>
                  <text:list-item>
                    <text:p><text:span text:style-name="T2">Science, cooking recipes, religion, education, etc have been open source for hundreds of years occasionally having closed source periods</text:span></text:p>
                  </text:list-item>
                </text:list>
                <text:p/>
              </text:list-item>
              <text:list-item>
                <text:p>Modern forms of open source had roots in the early 1900s when monopolies were still big in the U.S.</text:p>
                <text:p/>
              </text:list-item>
              <text:list-item>
                <text:p>When Henry Ford won a lawsuit against patents and monopolies, he and others agreed to open share patents without money exchange or legal battl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automobile industry has been openly sharing patents since propelling the industry forward and providing mechanical enhancements for the rest of the world</text:p>
                <text:p/>
              </text:list-item>
              <text:list-item>
                <text:p>IBM and other groups began to follow suit, sharing design information and source code in the 1950s and 1960s before compiled executables existed</text:p>
                <text:p/>
              </text:list-item>
              <text:list-item>
                <text:p>The only option was to share the source code to distribute i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uring the 1960s, those with early access to networks and Internet-like technologies began to standardize network communication as an open standard</text:p>
                <text:p/>
              </text:list-item>
              <text:list-item>
                <text:p>All of these, however, were unlicensed and still dealt with patent information</text:p>
                <text:p/>
              </text:list-item>
              <text:list-item>
                <text:p>Open source software itself, finally started to occur in the 1970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 the 1970s manufacturers began to heavily lock down software to prevent usage on other manufacturers' hardware, to charge for usage by time and to prevent redistribution </text:p>
                <text:p/>
              </text:list-item>
              <text:list-item>
                <text:p>During the 1970s, software time-bombs were invented to stop functionality of software after a set period of time, unless the user paid for more time</text:p>
                <text:p/>
              </text:list-item>
              <text:list-item>
                <text:p>Discontentment with software patents, proprietary software, software monopolies and restricted computer access inspired a change in software licens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 the east coast, Richard Stallman created the GNU project in 1983 and the Free Software Foundation in 1985;<text:line-break/><text:line-break/>Both of these aimed to create free open source software and licensing<text:line-break/><text:line-break/>These were launched as initiatives to change the ethics and politics of software developmen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GNU Project was designed to create free software that users could modify, copy and distribute</text:p>
                <text:p/>
              </text:list-item>
              <text:list-item>
                <text:p>GNU has four principles: </text:p>
                <text:list>
                  <text:list-item>
                    <text:p><text:span text:style-name="T2">Freedom to use the software for any purpose</text:span></text:p>
                  </text:list-item>
                  <text:list-item>
                    <text:p><text:span text:style-name="T2">Freedom to access and study the source code</text:span></text:p>
                  </text:list-item>
                  <text:list-item>
                    <text:p><text:span text:style-name="T2">Freedom to distribute the source openly to anyone</text:span></text:p>
                  </text:list-item>
                  <text:list-item>
                    <text:p><text:span text:style-name="T2">Freedom to modify or improve the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t the same time, University of California at Berkeley started development of an open source operating system called Berkeley Software Distribution (BSD) which was similar to Unix, but had significant improvements</text:p>
                <text:p/>
              </text:list-item>
              <text:list-item>
                <text:p>BSD was based off of Unix source code, but was written without any Unix code; BSD became as stable open source operating system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veral years later in 1991, BSD was mostly halted under legal conflicts with Unix; These conflicts held up development for two years until BSD could prove that none of the code was from Unix</text:p>
                <text:p/>
              </text:list-item>
              <text:list-item>
                <text:p>By then, the GNU project had created a plethora of open source tools and most of the components for an operating system;<text:line-break/><text:line-break/>They only lacked a kernel as theirs was not complete and BSD was unavailable seemingly slowing the growth of open sourc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lso in 1991, Linus Torvalds, a computer science student at the University of Helsinki, Finland, was in disagreement with the design decisions of the operating system called Minix<text:line-break/><text:line-break/>Minix was a proprietary operating system that was intended for students </text:p>
                <text:p/>
              </text:list-item>
              <text:list-item>
                <text:p>As a result, Linus Torvalds started an open source operating system as a hobby to learn about 386 hardware that intentionally took different design approaches than Minix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 the Linux Kernel was released in 1992, it provided an available kernel for the accumulated GNU components of the last decade</text:p>
                <text:p/>
              </text:list-item>
              <text:list-item>
                <text:p>As BSD was unavailable due to lawsuits, open source developers turned to Linux as an available kernel</text:p>
                <text:p/>
              </text:list-item>
              <text:list-item>
                <text:p>The GNU components were combined with Linux to create the system you know today, GNU/Linux<text:line-break/><text:line-break/>You commonly hear it referred to as Linux for shor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NU/Linux provided the first usage open source operating system </text:p>
                <text:p/>
              </text:list-item>
              <text:list-item>
                <text:p>This provided an operating system that developers could use freely and contribute to each other</text:p>
                <text:p/>
              </text:list-item>
              <text:list-item>
                <text:p>A system free of any patents, copyright issues and legalities allowed the evolution of open source software to begin<text:line-break/><text:line-break/>Since then, open source software has evolved quickl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Evolu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ince GNU/Linux was released in 1992, open source software has rapidly developed</text:p>
                <text:p/>
              </text:list-item>
              <text:list-item>
                <text:p>Debian and Slackware were released in 1993, openSuse in 1994 and Red Hat in 1995</text:p>
                <text:p/>
              </text:list-item>
              <text:list-item>
                <text:p>By 2007, Debian GNU/Linux contained seventy-three thousand man-years of work in the distribution without including software that can be added through the repositor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Open Source Wor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pen source software is the combined efforts of thousands of developers through the freedom to use, modify and redistribute</text:p>
                <text:p/>
              </text:list-item>
              <text:list-item>
                <text:p>Open source is a direction chosen by the developers of software</text:p>
                <text:p/>
              </text:list-item>
              <text:list-item>
                <text:p>Once software is licensed to an open source license, it is then legally bound to the restrictions of that license;<text:line-break/><text:line-break/>Any developer who uses, modifies or redistributes the software is bound to the the requirements of that licens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Open Source Wor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pen source software is maintained by the community itself</text:p>
                <text:p/>
              </text:list-item>
              <text:list-item>
                <text:p>These may be</text:p>
                <text:list>
                  <text:list-item>
                    <text:p><text:span text:style-name="T2">individual contributors</text:span></text:p>
                  </text:list-item>
                  <text:list-item>
                    <text:p><text:span text:style-name="T2">students </text:span></text:p>
                  </text:list-item>
                  <text:list-item>
                    <text:p><text:span text:style-name="T2">industry professionals </text:span></text:p>
                  </text:list-item>
                  <text:list-item>
                    <text:p><text:span text:style-name="T2">community members</text:span></text:p>
                  </text:list-item>
                  <text:list-item>
                    <text:p><text:span text:style-name="T2">Etc</text:span></text:p>
                    <text:p><text:span text:style-name="T2"/></text:p>
                  </text:list-item>
                </text:list>
              </text:list-item>
              <text:list-item>
                <text:p>New software or replacement software is chosen by the communit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Open Source Work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w software may be started individually and picked up by a community, or form a community</text:p>
                <text:p/>
              </text:list-item>
              <text:list-item>
                <text:p>Other times software is developed out of the need for it or the social implication</text:p>
                <text:p/>
              </text:list-item>
              <text:list-item>
                <text:p>Once the source code is made, there are systems in place for distributing the code the communities you want;<text:line-break/><text:line-break/>Others may port the code to other communiti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Open Source Work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age:</text:p>
                <text:list>
                  <text:list-item>
                    <text:p><text:span text:style-name="T2">Usage is almost entirely unlimited, except for prevention of making the code closed source</text:span><text:span text:style-name="T2"><text:line-break/></text:span><text:span text:style-name="T2"/></text:p>
                  </text:list-item>
                  <text:list-item>
                    <text:p><text:span text:style-name="T2">All open source licenses provide you with the ability to use the software freely for personal use</text:span><text:span text:style-name="T2"><text:line-break/></text:span><text:span text:style-name="T2"/></text:p>
                  </text:list-item>
                  <text:list-item>
                    <text:p><text:span text:style-name="T2">Most open source licenses allow you to use the software freely for any use including commer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Open Source Work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ification:</text:p>
                <text:list>
                  <text:list-item>
                    <text:p><text:span text:style-name="T2">Open source licenses give you the ability to modify, improve or fork source code as long as <text:s/></text:span></text:p>
                    <text:list>
                      <text:list-item>
                        <text:p><text:span text:style-name="T2">it is licensed to the same open source license</text:span><text:span text:style-name="T2"><text:line-break/></text:span><text:span text:style-name="T2"/></text:p>
                      </text:list-item>
                      <text:list-item>
                        <text:p><text:span text:style-name="T2">The license is provided</text:span><text:span text:style-name="T2"><text:line-break/></text:span><text:span text:style-name="T2"/></text:p>
                      </text:list-item>
                      <text:list-item>
                        <text:p><text:span text:style-name="T2">Credits/Copyrights of previous developers have been maintained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How Open Source Wor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istribution:</text:p>
                <text:list>
                  <text:list-item>
                    <text:p><text:span text:style-name="T2">Open source licenses allow you to </text:span></text:p>
                    <text:list>
                      <text:list-item>
                        <text:p>freely copy and distribute source code and binaries as long as the license and copyright information has been maintained<text:line-break/></text:p>
                      </text:list-item>
                      <text:list-item>
                        <text:p>freely copy and distribute modified source code and binaries as long as the license and copyright information has been maintained, and the modifications are open sourc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pen Source Software Development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1. Starts with an idea</text:p>
              </text:list-item>
              <text:list-item>
                <text:p>2. Idea implemented into an existing project or as a new project whether it is complete or not</text:p>
              </text:list-item>
              <text:list-item>
                <text:p><text:span text:style-name="T3">2.1 Source code is committed back to an existing project, if applicable</text:span></text:p>
              </text:list-item>
              <text:list-item>
                <text:p>3. Source code is distributed as development, testing or experimental package</text:p>
              </text:list-item>
              <text:list-item>
                <text:p>4. Steps are repeated by the same or a different developer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Open Source Development 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itiate</text:p>
                <text:list>
                  <text:list-item>
                    <text:p><text:span text:style-name="T2">Problem Discovery &amp; Description</text:span></text:p>
                  </text:list-item>
                  <text:list-item>
                    <text:p><text:span text:style-name="T2">Determining Development Team</text:span></text:p>
                  </text:list-item>
                  <text:list-item>
                    <text:p><text:span text:style-name="T2">Identifying a solution and work plan</text:span></text:p>
                  </text:list-item>
                </text:list>
              </text:list-item>
              <text:list-item>
                <text:p>Execution</text:p>
                <text:list>
                  <text:list-item>
                    <text:p><text:span text:style-name="T2">Code Development and Testing</text:span></text:p>
                  </text:list-item>
                  <text:list-item>
                    <text:p><text:span text:style-name="T2">Code Review</text:span></text:p>
                  </text:list-item>
                  <text:list-item>
                    <text:p><text:span text:style-name="T2">Code Commit and Documentation</text:span></text:p>
                  </text:list-item>
                </text:list>
              </text:list-item>
              <text:list-item>
                <text:p>Release</text:p>
                <text:list>
                  <text:list-item>
                    <text:p><text:span text:style-name="T2">Release Management, Bug Tracking and Repeat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entire open source environment is dependent on open source licenses to legally bind people to keep code open source</text:p>
                <text:p/>
              </text:list-item>
              <text:list-item>
                <text:p>Without licensing, companies/individuals have</text:p>
                <text:list>
                  <text:list-item>
                    <text:p><text:span text:style-name="T2">Taken open source code and sold it as their own</text:span></text:p>
                  </text:list-item>
                  <text:list-item>
                    <text:p><text:span text:style-name="T2">Improved open source code and sold the improvements as proprietary software</text:span></text:p>
                  </text:list-item>
                  <text:list-item>
                    <text:p><text:span text:style-name="T2">Incorporated open source code into their infrastructure without giving back</text:span></text:p>
                  </text:list-item>
                  <text:list-item>
                    <text:p><text:span text:style-name="T2">Leveraged open source code to create competing projects in order to erase the open source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6" draw:layer="layout" svg:width="25.199cm" svg:height="14.525cm" svg:x="1.4cm" svg:y="4.914cm" presentation:class="outline" presentation:user-transformed="true">
          <draw:text-box>
            <text:list text:style-name="L2">
              <text:list-item>
                <text:p>Open Source Licenses can apply to</text:p>
                <text:list>
                  <text:list-item>
                    <text:p><text:span text:style-name="T2">Source Code</text:span></text:p>
                  </text:list-item>
                  <text:list-item>
                    <text:p><text:span text:style-name="T2">Binaries</text:span></text:p>
                  </text:list-item>
                  <text:list-item>
                    <text:p><text:span text:style-name="T2">Documentation</text:span></text:p>
                  </text:list-item>
                  <text:list-item>
                    <text:p><text:span text:style-name="T2">Engineering</text:span></text:p>
                  </text:list-item>
                  <text:list-item>
                    <text:p><text:span text:style-name="T2">Music</text:span></text:p>
                  </text:list-item>
                  <text:list-item>
                    <text:p><text:span text:style-name="T2">Literature</text:span></text:p>
                  </text:list-item>
                  <text:list-item>
                    <text:p><text:span text:style-name="T2">Philosophy</text:span></text:p>
                  </text:list-item>
                  <text:list-item>
                    <text:p><text:span text:style-name="T2">Performing Art</text:span></text:p>
                  </text:list-item>
                  <text:list-item>
                    <text:p><text:span text:style-name="T2">Visual Art</text:span></text:p>
                  </text:list-item>
                  <text:list-item>
                    <text:p><text:span text:style-name="T2">&amp;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ibre</text:span> - Free as in Freedom (Open Source)</text:p>
                <text:list>
                  <text:list-item>
                    <text:p><text:span text:style-name="T4">Free as in Freedom</text:span><text:span text:style-name="T2"> refers to little or no restrictions on your usage</text:span></text:p>
                  </text:list-item>
                  <text:list-item>
                    <text:p><text:span text:style-name="T2">You have the freedom to use, modify and distribute</text:span></text:p>
                  </text:list-item>
                </text:list>
                <text:p/>
              </text:list-item>
              <text:list-item>
                <text:p><text:span text:style-name="T3">Gratis – </text:span><text:span text:style-name="T5">Free as in Beer (Closed Source)</text:span></text:p>
                <text:list>
                  <text:list-item>
                    <text:p><text:span text:style-name="T4">Free as in Beer </text:span><text:span text:style-name="T6">refers to not having any price, but not without restriction</text:span></text:p>
                  </text:list-item>
                  <text:list-item>
                    <text:p><text:span text:style-name="T6"><text:s/></text:span><text:span text:style-name="T6">You may not be allowed to modify the software, distribute the software or use the software as you intend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opular Open Source Licenses</text:p>
                <text:list>
                  <text:list-item>
                    <text:p><text:span text:style-name="T2">Apache License</text:span></text:p>
                  </text:list-item>
                  <text:list-item>
                    <text:p><text:span text:style-name="T2">BSD License</text:span></text:p>
                  </text:list-item>
                  <text:list-item>
                    <text:p><text:span text:style-name="T2">Common Development and Distribution License (CDDL)</text:span></text:p>
                  </text:list-item>
                  <text:list-item>
                    <text:p><text:span text:style-name="T2">Creative Commons Licenses</text:span></text:p>
                  </text:list-item>
                  <text:list-item>
                    <text:p><text:span text:style-name="T2">Eclipse Public License </text:span></text:p>
                  </text:list-item>
                  <text:list-item>
                    <text:p><text:span text:style-name="T2">General Public License (GPL)</text:span></text:p>
                  </text:list-item>
                  <text:list-item>
                    <text:p><text:span text:style-name="T2">“</text:span><text:span text:style-name="T2">Lesser” General Public License (LGPL)</text:span></text:p>
                  </text:list-item>
                  <text:list-item>
                    <text:p><text:span text:style-name="T2">MIT License</text:span></text:p>
                  </text:list-item>
                  <text:list-item>
                    <text:p><text:span text:style-name="T2">Mozilla Public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NU General Public License (GPL) v3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ows you to</text:p>
                <text:list>
                  <text:list-item>
                    <text:p><text:span text:style-name="T7">Use, modify and distribute source code freely</text:span></text:p>
                  </text:list-item>
                  <text:list-item>
                    <text:p><text:span text:style-name="T7">Distribute modified source code as long as the derivative is GPL or GPL compatible</text:span></text:p>
                  </text:list-item>
                  <text:list-item>
                    <text:p><text:span text:style-name="T7">Distribute code as long as the source code and license are attached</text:span><text:span text:style-name="T2"><text:line-break/></text:span><text:span text:style-name="T2"/></text:p>
                  </text:list-item>
                </text:list>
              </text:list-item>
              <text:list-item>
                <text:p>Does not allow</text:p>
                <text:list>
                  <text:list-item>
                    <text:p><text:span text:style-name="T7">Linking code to proprietary software</text:span></text:p>
                  </text:list-item>
                  <text:list-item>
                    <text:p><text:span text:style-name="T7">Distribution with software that is not GPL compatible unless the two clearly are not linked together</text:span></text:p>
                  </text:list-item>
                  <text:list-item>
                    <text:p><text:span text:style-name="T7">Distribution of modified source code if the derivative is not GPL compat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PL Compatibilit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GPL requires code distributed with GPL code to be GPL compatible</text:p>
                <text:p/>
              </text:list-item>
              <text:list-item>
                <text:p>Due to the nature of this, many licenses can not be distributed along with GPL legally<text:line-break/><text:line-break/>Ensure your license versions (version numbers) are GPL compatible if you distribute GPL code</text:p>
                <text:p/>
              </text:list-item>
              <text:list-item>
                <text:p>The GPL is legally binding and distributing non-GPL compatible code with GPL code has legal implications for misuse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“Lesser” Public License (LGPL) v3</text:p>
          </draw:text-box>
        </draw:frame>
        <draw:frame presentation:style-name="pr6" draw:layer="layout" svg:width="25.199cm" svg:height="14.99cm" svg:x="1.4cm" svg:y="4.914cm" presentation:class="outline" presentation:user-transformed="true">
          <draw:text-box>
            <text:list text:style-name="L2">
              <text:list-item>
                <text:p>Allows you to</text:p>
                <text:list>
                  <text:list-item>
                    <text:p><text:span text:style-name="T7">Use, modify and distribute source code freely</text:span></text:p>
                  </text:list-item>
                  <text:list-item>
                    <text:p><text:span text:style-name="T7">Distribute modified source code as long as the derivative is GPL compatible or LGPL compatible</text:span></text:p>
                  </text:list-item>
                  <text:list-item>
                    <text:p><text:span text:style-name="T7">Link code to proprietary software (IE: Software can be called by proprietary software, but is not part of the proprietary software)</text:span></text:p>
                  </text:list-item>
                  <text:list-item>
                    <text:p><text:span text:style-name="T7">Distribution of the work with proprietary software</text:span><text:span text:style-name="T8"> </text:span><text:span text:style-name="T9">if</text:span><text:span text:style-name="T7"> the source code/license to the open source software is provided </text:span><text:span text:style-name="T9">with</text:span><text:span text:style-name="T7"> changes </text:span><text:span text:style-name="T7"><text:line-break/></text:span><text:span text:style-name="T7">(if any were made)</text:span></text:p>
                    <text:p><text:span text:style-name="T7"/></text:p>
                  </text:list-item>
                </text:list>
              </text:list-item>
              <text:list-item>
                <text:p>Does not allow distribution</text:p>
                <text:list>
                  <text:list-item>
                    <text:p><text:span text:style-name="T7">of modified source code if the derivative is not GPL or LGPL compatible</text:span></text:p>
                  </text:list-item>
                  <text:list-item>
                    <text:p><text:span text:style-name="T7">of the work without the source/license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 License 2.0</text:p>
          </draw:text-box>
        </draw:frame>
        <draw:frame presentation:style-name="pr6" draw:layer="layout" svg:width="25.199cm" svg:height="16.928cm" svg:x="1.4cm" svg:y="4.914cm" presentation:class="outline" presentation:user-transformed="true">
          <draw:text-box>
            <text:list text:style-name="L2">
              <text:list-item>
                <text:p><text:span text:style-name="T10">GPL Compatible</text:span></text:p>
              </text:list-item>
              <text:list-item>
                <text:p>Allows you to</text:p>
                <text:list>
                  <text:list-item>
                    <text:p><text:span text:style-name="T2">Link with proprietary software </text:span></text:p>
                  </text:list-item>
                  <text:list-item>
                    <text:p><text:span text:style-name="T2">Distribute the work with proprietary software as long as the the open source code is attributed and has the license</text:span><text:span text:style-name="T2"><text:line-break/></text:span><text:span text:style-name="T2"/></text:p>
                  </text:list-item>
                </text:list>
              </text:list-item>
              <text:list-item>
                <text:p>Does not allow</text:p>
                <text:list>
                  <text:list-item>
                    <text:p><text:span text:style-name="T2">Distribute modified source code with</text:span></text:p>
                    <text:list>
                      <text:list-item>
                        <text:p><text:span text:style-name="T2">“</text:span><text:span text:style-name="T2">Apache” in the name or use of any marks from the Apache Software Foundation</text:span></text:p>
                      </text:list-item>
                      <text:list-item>
                        <text:p><text:span text:style-name="T2">Implication that you wrote the open source code </text:span></text:p>
                      </text:list-item>
                      <text:list-item>
                        <text:p><text:span text:style-name="T2">Implication that the software was endorsed by the </text:span><text:span text:style-name="T2"><text:line-break/></text:span><text:span text:style-name="T2">Apache Software Foundation 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odified BSD License</text:p>
          </draw:text-box>
        </draw:frame>
        <draw:frame presentation:style-name="pr6" draw:layer="layout" svg:width="25.199cm" svg:height="14.633cm" svg:x="1.4cm" svg:y="4.914cm" presentation:class="outline" presentation:user-transformed="true">
          <draw:text-box>
            <text:list text:style-name="L2">
              <text:list-item>
                <text:p>GPL Compatible</text:p>
              </text:list-item>
              <text:list-item>
                <text:p>Allows you to </text:p>
                <text:list>
                  <text:list-item>
                    <text:p><text:span text:style-name="T2">Link with proprietary software</text:span></text:p>
                  </text:list-item>
                  <text:list-item>
                    <text:p><text:span text:style-name="T2">Distribute the work with proprietary software as long as the the open source code is attributed and has the license</text:span></text:p>
                  </text:list-item>
                  <text:list-item>
                    <text:p><text:span text:style-name="T2">Distribute the work as long as the open source code is attributed and has the license</text:span></text:p>
                    <text:p><text:span text:style-name="T2"/></text:p>
                  </text:list-item>
                </text:list>
              </text:list-item>
              <text:list-item>
                <text:p>Does not allow</text:p>
                <text:list>
                  <text:list-item>
                    <text:p><text:span text:style-name="T2">Implication that the open source software developers or organization endorsed any derivative open source or closed source softwar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ommon Development and Distribution License (CDDL 1.0)</text:p>
          </draw:text-box>
        </draw:frame>
        <draw:frame presentation:style-name="pr6" draw:layer="layout" svg:width="25.199cm" svg:height="15.433cm" svg:x="1.27cm" svg:y="5.191cm" presentation:class="outline" presentation:user-transformed="true">
          <draw:text-box>
            <text:list text:style-name="L2">
              <text:list-item>
                <text:p>Not GPL Compatible</text:p>
              </text:list-item>
              <text:list-item>
                <text:p>Allows you to</text:p>
                <text:list>
                  <text:list-item>
                    <text:p><text:span text:style-name="T2">Link with proprietary software</text:span></text:p>
                  </text:list-item>
                  <text:list-item>
                    <text:p><text:span text:style-name="T2">Distribute or modify open source code as long as it is still CDDL</text:span></text:p>
                  </text:list-item>
                  <text:list-item>
                    <text:p><text:span text:style-name="T2">Distribute the work with proprietary software as long as the the open source code is attributed and has the license</text:span></text:p>
                  </text:list-item>
                  <text:list-item>
                    <text:p><text:span text:style-name="T2">License each file individually, instead of the entire project</text:span></text:p>
                  </text:list-item>
                  <text:list-item>
                    <text:p><text:span text:style-name="T2">Link with code from other licenses</text:span></text:p>
                  </text:list-item>
                </text:list>
              </text:list-item>
              <text:list-item>
                <text:p>Does not allow</text:p>
                <text:list>
                  <text:list-item>
                    <text:p><text:span text:style-name="T2">Suing fellow community members over patent related issues </text:span></text:p>
                  </text:list-item>
                  <text:list-item>
                    <text:p><text:span text:style-name="T2">Modification or distribution without responsibility for claims and da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Eclipse Public License (1.0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t GPL Compatible</text:p>
              </text:list-item>
              <text:list-item>
                <text:p>Allows you to</text:p>
                <text:list>
                  <text:list-item>
                    <text:p><text:span text:style-name="T7">Link with proprietary software</text:span></text:p>
                  </text:list-item>
                  <text:list-item>
                    <text:p><text:span text:style-name="T7">Distribute or modify open source code as long as it is still EPL compatible and you grant any recipients patent rights you own specific to the software</text:span></text:p>
                  </text:list-item>
                  <text:list-item>
                    <text:p><text:span text:style-name="T7">Distribute the work with proprietary software as long as the the open source code is included and has the license</text:span></text:p>
                  </text:list-item>
                  <text:list-item>
                    <text:p><text:span text:style-name="T7">Have patent rights specific to the open source software to use and distribute the code if it is under a pa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Eclipse Public License (1.0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oes not allow</text:p>
                <text:list>
                  <text:list-item>
                    <text:p><text:span text:style-name="T7">Suing fellow community members over patent related issues </text:span></text:p>
                  </text:list-item>
                  <text:list-item>
                    <text:p><text:span text:style-name="T7">Distribution of code that infringes on patents or other intellectual property that has not been granted to you</text:span></text:p>
                  </text:list-item>
                  <text:list-item>
                    <text:p><text:span text:style-name="T7">Distribution of modified open source code without responsibility for the implications of the modified code</text:span></text:p>
                  </text:list-item>
                  <text:list-item>
                    <text:p><text:span text:style-name="T7">Acquirement of EPL code without assuming the necessary responsibility to receive tha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IT License</text:p>
          </draw:text-box>
        </draw:frame>
        <draw:frame presentation:style-name="pr6" draw:layer="layout" svg:width="25.199cm" svg:height="14.633cm" svg:x="1.4cm" svg:y="4.914cm" presentation:class="outline" presentation:user-transformed="true">
          <draw:text-box>
            <text:list text:style-name="L2">
              <text:list-item>
                <text:p>GPL Compatible</text:p>
              </text:list-item>
              <text:list-item>
                <text:p>Allows you to</text:p>
                <text:list>
                  <text:list-item>
                    <text:p><text:span text:style-name="T2">Distribute the work as long as the open source code is attributed and has the license</text:span></text:p>
                  </text:list-item>
                  <text:list-item>
                    <text:p><text:span text:style-name="T2">Modify and distribute the software as long as the source code and license are included</text:span></text:p>
                  </text:list-item>
                  <text:list-item>
                    <text:p><text:span text:style-name="T2">Distribute the source code with software under any license as long as the open source code is included with the license</text:span></text:p>
                    <text:p><text:span text:style-name="T2"><text:s text:c="2"/></text:span></text:p>
                  </text:list-item>
                </text:list>
              </text:list-item>
              <text:list-item>
                <text:p>Does not allow</text:p>
                <text:list>
                  <text:list-item>
                    <text:p><text:span text:style-name="T2">Usage of the copyright holder's name in advertising or promotion of sale or other dealings without written per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ozilla Public License (MPL 2.0)</text:p>
          </draw:text-box>
        </draw:frame>
        <draw:frame presentation:style-name="pr6" draw:layer="layout" svg:width="25.199cm" svg:height="15.285cm" svg:x="1.4cm" svg:y="4.914cm" presentation:class="outline" presentation:user-transformed="true">
          <draw:text-box>
            <text:list text:style-name="L2">
              <text:list-item>
                <text:p>GPL Compatible</text:p>
              </text:list-item>
              <text:list-item>
                <text:p>Allows you to</text:p>
                <text:list>
                  <text:list-item>
                    <text:p><text:span text:style-name="T2">Link with proprietary software</text:span></text:p>
                  </text:list-item>
                  <text:list-item>
                    <text:p><text:span text:style-name="T2">Distribute or modify open source code as long as it is still MPL</text:span></text:p>
                  </text:list-item>
                  <text:list-item>
                    <text:p><text:span text:style-name="T2">Distribute the work with proprietary software as long as the the open source code is attributed and has the license</text:span></text:p>
                  </text:list-item>
                  <text:list-item>
                    <text:p><text:span text:style-name="T2">Distribute with code under any license as long as the MPL is still preserved and each MPL file is marked so</text:span></text:p>
                  </text:list-item>
                </text:list>
              </text:list-item>
              <text:list-item>
                <text:p><text:span text:style-name="T10">Does not allow</text:span></text:p>
                <text:list>
                  <text:list-item>
                    <text:p><text:span text:style-name="T10">Distribution of executables without the source code and license</text:span></text:p>
                  </text:list-item>
                  <text:list-item>
                    <text:p><text:span text:style-name="T10">Derivative Licenses for unrelated code that include “Mozilla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reative Commons Licens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ive Commons is a license for works that fall under copyright (IE: Intellectual Property, Information, Works, Arts, etc)</text:p>
                <text:p/>
              </text:list-item>
              <text:list-item>
                <text:p>Creative Commons Licenses are non-exclusive and non-revocable <text:line-break/><text:line-break/>They are not exclusive to any party and can not be revoked or terminated after they have been licensed</text:p>
                <text:p/>
              </text:list-item>
              <text:list-item>
                <text:p>Certain Creative Commons Licenses can be combined with Commercial Licens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reative Commons Licens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 not cover</text:p>
                <text:list>
                  <text:list-item>
                    <text:p><text:span text:style-name="T2">Software</text:span></text:p>
                    <text:p/>
                  </text:list-item>
                </text:list>
              </text:list-item>
              <text:list-item>
                <text:p>Do cover</text:p>
                <text:list>
                  <text:list-item>
                    <text:p><text:span text:style-name="T2">Any and all work falling under copyright</text:span></text:p>
                    <text:p><text:span text:style-name="T2">Examples: Websites, Blogs, Articles, Movies, Music, Documentation, Books, Plays, Movies, Videos, TV episodes, photographs, Visual Media, Artwork, Animatio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reative Commons Licenses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Attribution – copy, distribute, display, perform and modify as long as the author/licensor is credited as the license requires</text:p>
                <text:p/>
              </text:list-item>
              <text:list-item>
                <text:p>Noncommercial – copy, distribute, display, perform and modify only under noncommercial purposes and use</text:p>
                <text:p/>
              </text:list-item>
              <text:list-item>
                <text:p>No Derivative Works – copy, distribute, display and perform the work verbatim only. No modifications or derivatives are allowed</text:p>
                <text:p/>
              </text:list-item>
              <text:list-item>
                <text:p>Share-alike – distribute derivatives only under licenses identical to the original license of the original work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reative Commons Licens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n-attribution CC licenses have been retired. All Licenses contain attribution<text:line-break/></text:p>
              </text:list-item>
              <text:list-item>
                <text:p>Licenses</text:p>
                <text:list>
                  <text:list-item>
                    <text:p><text:span text:style-name="T2">Attribution alone (by) license</text:span></text:p>
                  </text:list-item>
                  <text:list-item>
                    <text:p><text:span text:style-name="T2">Attribution and No Derivative Works (by-nd) license</text:span></text:p>
                  </text:list-item>
                  <text:list-item>
                    <text:p><text:span text:style-name="T2">Attribution and Share-alike (by-sa) license</text:span></text:p>
                  </text:list-item>
                  <text:list-item>
                    <text:p><text:span text:style-name="T2">Attribution and Noncommercial (by-nc) license</text:span></text:p>
                  </text:list-item>
                  <text:list-item>
                    <text:p><text:span text:style-name="T2">Attribution, Noncommercial, Share-alike (by-nc-sa) license</text:span></text:p>
                  </text:list-item>
                  <text:list-item>
                    <text:p><text:span text:style-name="T2">Attribution, Noncommerical, No Derivative Works (by-nc-nd)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Trademarks</text:p>
          </draw:text-box>
        </draw:frame>
        <draw:frame presentation:style-name="pr6" draw:layer="layout" svg:width="25.199cm" svg:height="15.289cm" svg:x="1.4cm" svg:y="4.914cm" presentation:class="outline" presentation:user-transformed="true">
          <draw:text-box>
            <text:list text:style-name="L2">
              <text:list-item>
                <text:p>It is important to note that Trademarks are separate from open source software</text:p>
                <text:p/>
              </text:list-item>
              <text:list-item>
                <text:p>Having access to the source code does not grant any right over the trademarks</text:p>
                <text:p/>
              </text:list-item>
              <text:list-item>
                <text:p>No derivatives may include the Registered Trademarks of the original without permission from the original owner</text:p>
                <text:p/>
              </text:list-item>
              <text:list-item>
                <text:p>Trademarks can include device, brand, label, name, signature, word, letter, number, shape, packaging, coloring, smells, sounds movements or combination of thos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Trademarks</text:p>
          </draw:text-box>
        </draw:frame>
        <draw:frame presentation:style-name="pr6" draw:layer="layout" svg:width="25.199cm" svg:height="14.345cm" svg:x="1.27cm" svg:y="5.08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<text:span text:style-name="T2">Apache or Mozilla name</text:span></text:p>
                  </text:list-item>
                  <text:list-item>
                    <text:p><text:span text:style-name="T2">Apache or Mozilla logos</text:span></text:p>
                  </text:list-item>
                  <text:list-item>
                    <text:p><text:span text:style-name="T2">Linux name</text:span></text:p>
                  </text:list-item>
                  <text:list-item>
                    <text:p><text:span text:style-name="T2">MySQL name</text:span></text:p>
                    <text:p><text:span text:style-name="T2"/></text:p>
                  </text:list-item>
                </text:list>
              </text:list-item>
              <text:list-item>
                <text:p><text:span text:style-name="T10">In most cases, open source Trademarks have fair use policies specified by the Trademark Holder</text:span></text:p>
                <text:p><text:span text:style-name="T10"/></text:p>
              </text:list-item>
              <text:list-item>
                <text:p><text:span text:style-name="T10">Apache, Eclipse and Mozilla have more strict policies than most as they are organizations 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ftware Ownership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original author or authors are the owners of the software<text:line-break/><text:line-break/>These are the only ones able to modify the license or license terms</text:p>
                <text:p/>
              </text:list-item>
              <text:list-item>
                <text:p>Contributors or developers, thereafter are allowed to claim attribution and copyright to the software, but are unable to modify the license or terms without written permission from the owner(s);<text:line-break/><text:line-break/>Though you may be able to license your work separately or as proprietary software, you may not alter the terms or relicense the software without written permission from the owner(s)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ftware Ownership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or the project, licensing may seem complex at first;<text:line-break/><text:line-break/>You must follow the license terms of the software you leverage<text:line-break/><text:line-break/>You may choose the license you want for the project</text:p>
                <text:p/>
              </text:list-item>
              <text:list-item>
                <text:p>If you work in groups on your project, you must choose an open source license together as individual ownership and terms of usage can not be determined separately by each owner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T15H59M3S</meta:editing-duration>
    <meta:editing-cycles>29</meta:editing-cycles>
    <dc:date>2012-02-29T00:17:50</dc:date>
    <dc:creator>Ren </dc:creator>
    <meta:generator>LibreOffice/3.3$Unix LibreOffice_project/330m19$Build-401</meta:generator>
    <meta:document-statistic meta:object-count="209"/>
  </office:meta>
</office:document-meta>
</file>